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 fo:min-height="1.448cm" fo:min-width="3.036cm"/>
    </style:style>
    <style:style style:name="gr2" style:family="graphic" style:parent-style-name="standard">
      <style:graphic-properties draw:fill="solid" draw:fill-color="#c5000b" draw:textarea-horizontal-align="justify" draw:textarea-vertical-align="middle" draw:auto-grow-height="false" fo:min-height="2.15cm" fo:min-width="4.7cm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 fo:min-height="2.55cm" fo:min-width="6.1cm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 fo:min-height="2.45cm" fo:min-width="6.5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 fo:min-height="1.942cm" fo:min-width="4.3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4cm" fo:min-width="0.632cm"/>
    </style:style>
    <style:style style:name="gr9" style:family="graphic" style:parent-style-name="standard">
      <style:graphic-properties draw:fill="solid" draw:fill-color="#c5000b" draw:textarea-horizontal-align="justify" draw:textarea-vertical-align="middle" draw:auto-grow-height="false" fo:min-height="0.74cm" fo:min-width="0.632cm"/>
    </style:style>
    <style:style style:name="gr10" style:family="graphic" style:parent-style-name="standard">
      <style:graphic-properties draw:fill="solid" draw:fill-color="#c5000b" draw:textarea-horizontal-align="justify" draw:textarea-vertical-align="middle" draw:auto-grow-height="false" fo:min-height="0.528cm" fo:min-width="0.7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cm" svg:height="2.4cm" svg:x="7.6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6.7cm" svg:height="2.4cm" svg:x="7.1cm" svg:y="5.8cm">
          <text:p text:style-name="P1">LICZBA POWTÓRZEŃ</text:p>
          <text:p text:style-name="P1">&lt; 100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6.6cm" svg:height="2.8cm" svg:x="7.2cm" svg:y="10.5cm">
          <text:p text:style-name="P1">JEŻELI:</text:p>
          <text:p text:style-name="P1">a % 2 == 0 i</text:p>
          <text:p text:style-name="P1">a % 3 == 0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7cm" svg:height="2.7cm" svg:x="6.8cm" svg:y="16cm">
          <text:p text:style-name="P1">DRUKUJ 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9cm" svg:height="3.1cm" svg:x="7.3cm" svg:y="20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1cm" svg:y1="4.7cm" svg:x2="10.1cm" svg:y2="5.8cm">
          <text:p/>
        </draw:line>
        <draw:line draw:style-name="gr6" draw:text-style-name="P1" xml:id="id6" draw:id="id6" draw:layer="layout" svg:x1="4.3cm" svg:y1="21.9cm" svg:x2="7.4cm" svg:y2="21.9cm">
          <text:p/>
        </draw:line>
        <draw:line draw:style-name="gr6" draw:text-style-name="P1" xml:id="id2" draw:id="id2" draw:layer="layout" svg:x1="15.2cm" svg:y1="4.9cm" svg:x2="10.4cm" svg:y2="4.9cm">
          <text:p/>
        </draw:line>
        <draw:line draw:style-name="gr6" draw:text-style-name="P1" xml:id="id3" draw:id="id3" draw:layer="layout" svg:x1="5.5cm" svg:y1="4.9cm" svg:x2="9.7cm" svg:y2="4.9cm">
          <text:p/>
        </draw:line>
        <draw:line draw:style-name="gr6" draw:text-style-name="P1" draw:layer="layout" svg:x1="10.2cm" svg:y1="8.3cm" svg:x2="10.2cm" svg:y2="10.3cm">
          <text:p/>
        </draw:line>
        <draw:line draw:style-name="gr6" draw:text-style-name="P1" draw:layer="layout" svg:x1="10.4cm" svg:y1="13.5cm" svg:x2="10.4cm" svg:y2="15.8cm">
          <text:p/>
        </draw:line>
        <draw:connector draw:style-name="gr7" draw:text-style-name="P1" draw:layer="layout" svg:x1="13.8cm" svg:y1="17.35cm" svg:x2="15.2cm" svg:y2="4.9cm" draw:start-shape="id1" draw:start-glue-point="1" draw:end-shape="id2" draw:end-glue-point="1" svg:d="M13800 17350h1400v-12450">
          <text:p/>
        </draw:connector>
        <draw:connector draw:style-name="gr7" draw:text-style-name="P1" draw:layer="layout" svg:x1="5.5cm" svg:y1="4.9cm" svg:x2="7.2cm" svg:y2="11.9cm" draw:start-shape="id3" draw:start-glue-point="3" draw:end-shape="id4" draw:end-glue-point="3" svg:d="M5500 4900v7000h1700">
          <text:p/>
        </draw:connector>
        <draw:connector draw:style-name="gr7" draw:text-style-name="P1" draw:layer="layout" svg:x1="7.1cm" svg:y1="7cm" svg:x2="4.3cm" svg:y2="21.9cm" draw:start-shape="id5" draw:start-glue-point="3" draw:end-shape="id6" draw:end-glue-point="3" svg:d="M7100 7000h-2800v14900">
          <text:p/>
        </draw:connector>
        <draw:custom-shape draw:style-name="gr8" draw:text-style-name="P1" draw:layer="layout" svg:width="1.6cm" svg:height="1.4cm" svg:x="2.2cm" svg:y="13.2cm">
          <text:p text:style-name="P1">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3cm" svg:x="5.6cm" svg:y="8.7cm">
          <text:p text:style-name="P1">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7cm" svg:height="1.1cm" svg:x="10.9cm" svg:y="14cm">
          <text:p text:style-name="P1">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6cm" svg:height="1.4cm" svg:x="2.201cm" svg:y="13.201cm">
          <text:p text:style-name="P1">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cm" svg:height="1.3cm" svg:x="10.4cm" svg:y="8.4cm">
          <text:p text:style-name="P1">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2T19:21:06.306778476</meta:creation-date>
    <dc:date>2018-10-04T19:53:21.93</dc:date>
    <meta:editing-duration>PT5M48S</meta:editing-duration>
    <meta:editing-cycles>1</meta:editing-cycles>
    <meta:generator>OpenOffice/4.1.3$Win32 OpenOffice.org_project/413m1$Build-9783</meta:generator>
    <dc:creator>Dawid Gładowski</dc:creator>
    <meta:document-statistic meta:object-count="19"/>
  </office:meta>
</office:document-meta>
</file>